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c087" officeooo:paragraph-rsid="001fc087"/>
    </style:style>
    <style:style style:name="P2" style:family="paragraph" style:parent-style-name="Standard">
      <style:text-properties officeooo:rsid="0022f5e5" officeooo:paragraph-rsid="0022f5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d6:</text:p>
      <text:p text:style-name="P1">jump *0x80497e8(,%eax,4)</text:p>
      <text:p text:style-name="P1"/>
      <text:p text:style-name="P1">if eax==0</text:p>
      <text:p text:style-name="P1">be0:</text:p>
      <text:p text:style-name="P1">bl=0x71</text:p>
      <text:p text:style-name="P1"/>
      <text:p text:style-name="P1">if eax==1</text:p>
      <text:p text:style-name="P1"/>
      <text:p text:style-name="P1"/>
      <text:p text:style-name="P1">set x1=0 <text:s/>(%d)</text:p>
      <text:p text:style-name="P1">then x2=0x71=q <text:s/>(%c)</text:p>
      <text:p text:style-name="P1">x3=0x309=777 <text:s text:c="2"/>(%d)</text:p>
      <text:p text:style-name="P1"/>
      <text:p text:style-name="P1"/>
      <text:p text:style-name="P2">&gt; to quit---4 &lt;+220&gt;:<text:tab/>jmp <text:s text:c="3"/>0x8048c8f &lt;---Type &lt;return&gt; to continue, or q &lt;return&gt;</text:p>
      <text:p text:style-name="P2">phase_3+247&gt;</text:p>
      <text:p text:style-name="P2"><text:s text:c="3"/>0x08048c76 &lt;+222&gt;:<text:tab/>mov <text:s text:c="3"/>$0x62,%bl</text:p>
      <text:p text:style-name="P2"><text:s text:c="3"/>0x08048c78 &lt;+224&gt;:<text:tab/>cmpl <text:s text:c="2"/>$0x20c,-0x4(%ebp)</text:p>
      <text:p text:style-name="P2"><text:s text:c="3"/>0x08048c7f &lt;+231&gt;:<text:tab/>je <text:s text:c="4"/>0x8048c8f &lt;phase_3+247&gt;</text:p>
      <text:p text:style-name="P2"><text:s text:c="3"/>0x08048c81 &lt;+233&gt;:<text:tab/>call <text:s text:c="2"/>0x80494fc &lt;explode_bomb&gt;</text:p>
      <text:p text:style-name="P2"><text:s text:c="3"/>0x08048c86 &lt;+238&gt;:<text:tab/>jmp <text:s text:c="3"/>0x8048c8f &lt;phase_3+247&gt;</text:p>
      <text:p text:style-name="P2"><text:s text:c="3"/>0x08048c88 &lt;+240&gt;:<text:tab/>mov <text:s text:c="3"/>$0x78,%bl</text:p>
      <text:p text:style-name="P2"><text:s text:c="3"/>0x08048c8a &lt;+242&gt;:<text:tab/>call <text:s text:c="2"/>0x80494fc &lt;explode_bomb&gt;</text:p>
      <text:p text:style-name="P2"><text:s text:c="3"/>0x08048c8f &lt;+247&gt;:<text:tab/>cmp <text:s text:c="3"/>-0x5(%ebp),%bl</text:p>
      <text:p text:style-name="P2">&gt; to quit---urn&gt; to continue, or q &lt;return&gt;</text:p>
      <text:p text:style-name="P2"><text:s text:c="3"/>0x08048c92 &lt;+250&gt;:<text:tab/>je <text:s text:c="4"/>0x8048c99 &lt;phase_3+257&gt;</text:p>
      <text:p text:style-name="P2"><text:s text:c="3"/>0x08048c94 &lt;+252&gt;:<text:tab/>call <text:s text:c="2"/>0x80494fc &lt;explode_bomb&gt;</text:p>
      <text:p text:style-name="P2"><text:s text:c="3"/>0x08048c99 &lt;+257&gt;:<text:tab/>mov <text:s text:c="3"/>-0x18(%ebp),%ebx</text:p>
      <text:p text:style-name="P2"><text:s text:c="3"/>0x08048c9c &lt;+260&gt;:<text:tab/>mov <text:s text:c="3"/>%ebp,%esp</text:p>
      <text:p text:style-name="P2"><text:s text:c="3"/>0x08048c9e &lt;+262&gt;:<text:tab/>pop <text:s text:c="3"/>%ebp</text:p>
      <text:p text:style-name="P2"><text:s text:c="3"/>0x08048c9f &lt;+263&gt;:<text:tab/>ret <text:s text:c="3"/></text:p>
      <text:p text:style-name="P2">End of assembler dump.</text:p>
      <text:p text:style-name="P2">(gdb) nexti 3</text:p>
      <text:p text:style-name="P2">0x08048bb1 in phase_3 ()</text:p>
      <text:p text:style-name="P2">(gdb) disas</text:p>
      <text:p text:style-name="P2">Dump of assembler code for function phase_3:</text:p>
      <text:p text:style-name="P2"><text:s text:c="3"/>0x08048b98 &lt;+0&gt;:<text:tab/>push <text:s text:c="2"/>%ebp</text:p>
      <text:p text:style-name="P2"><text:s text:c="3"/>0x08048b99 &lt;+1&gt;:<text:tab/>mov <text:s text:c="3"/>%esp,%ebp</text:p>
      <text:p text:style-name="P2"><text:s text:c="3"/>0x08048b9b &lt;+3&gt;:<text:tab/>sub <text:s text:c="3"/>$0x14,%esp</text:p>
      <text:p text:style-name="P2"><text:s text:c="3"/>0x08048b9e &lt;+6&gt;:<text:tab/>push <text:s text:c="2"/>%ebx</text:p>
      <text:p text:style-name="P2"><text:s text:c="3"/>0x08048b9f &lt;+7&gt;:<text:tab/>mov <text:s text:c="3"/>0x8(%ebp),%edx</text:p>
      <text:p text:style-name="P2"><text:s text:c="3"/>0x08048ba2 &lt;+10&gt;:<text:tab/>add <text:s text:c="3"/>$0xfffffff4,%esp</text:p>
      <text:p text:style-name="P2"><text:s text:c="3"/>0x08048ba5 &lt;+13&gt;:<text:tab/>lea <text:s text:c="3"/>-0x4(%ebp),%eax</text:p>
      <text:p text:style-name="P2"><text:s text:c="3"/>0x08048ba8 &lt;+16&gt;:<text:tab/>push <text:s text:c="2"/>%eax</text:p>
      <text:p text:style-name="P2"><text:s text:c="3"/>0x08048ba9 &lt;+17&gt;:<text:tab/>lea <text:s text:c="3"/>-0x5(%ebp),%eax</text:p>
      <text:p text:style-name="P2">&gt; to quit---urn&gt; to continue, or q &lt;return&gt;</text:p>
      <text:p text:style-name="P2"><text:s text:c="3"/>0x08048bac &lt;+20&gt;:<text:tab/>push <text:s text:c="2"/>%eax</text:p>
      <text:p text:style-name="P2"><text:s text:c="3"/>0x08048bad &lt;+21&gt;:<text:tab/>lea <text:s text:c="3"/>-0xc(%ebp),%eax</text:p>
      <text:p text:style-name="P2"><text:soft-page-break/><text:s text:c="3"/>0x08048bb0 &lt;+24&gt;:<text:tab/>push <text:s text:c="2"/>%eax</text:p>
      <text:p text:style-name="P2">=&gt; 0x08048bb1 &lt;+25&gt;:<text:tab/>push <text:s text:c="2"/>$0x80497de</text:p>
      <text:p text:style-name="P2"><text:s text:c="3"/>0x08048bb6 &lt;+30&gt;:<text:tab/>push <text:s text:c="2"/>%edx</text:p>
      <text:p text:style-name="P2"><text:s text:c="3"/>0x08048bb7 &lt;+31&gt;:<text:tab/>call <text:s text:c="2"/>0x8048860 &lt;sscanf@plt&gt;</text:p>
      <text:p text:style-name="P2"><text:s text:c="3"/>0x08048bbc &lt;+36&gt;:<text:tab/>add <text:s text:c="3"/>$0x20,%esp</text:p>
      <text:p text:style-name="P2"><text:s text:c="3"/>0x08048bbf &lt;+39&gt;:<text:tab/>cmp <text:s text:c="3"/>$0x2,%eax</text:p>
      <text:p text:style-name="P2"><text:s text:c="3"/>0x08048bc2 &lt;+42&gt;:<text:tab/>jg <text:s text:c="4"/>0x8048bc9 &lt;phase_3+49&gt;</text:p>
      <text:p text:style-name="P2"><text:s text:c="3"/>0x08048bc4 &lt;+44&gt;:<text:tab/>call <text:s text:c="2"/>0x80494fc &lt;explode_bomb&gt;</text:p>
      <text:p text:style-name="P2">&gt; to quit---9 &lt;+49&gt;:<text:tab/>cmpl <text:s text:c="2"/>$0x7,-0xc(%---Type &lt;return&gt; to continue, or q &lt;return&gt;</text:p>
      <text:p text:style-name="P2">ebp)</text:p>
      <text:p text:style-name="P2"><text:s text:c="3"/>0x08048bcd &lt;+53&gt;:<text:tab/>ja <text:s text:c="4"/>0x8048c88 &lt;phase_3+240&gt;</text:p>
      <text:p text:style-name="P2"><text:s text:c="3"/>0x08048bd3 &lt;+59&gt;:<text:tab/>mov <text:s text:c="3"/>-0xc(%ebp),%eax</text:p>
      <text:p text:style-name="P2"><text:s text:c="3"/>0x08048bd6 &lt;+62&gt;:<text:tab/>jmp <text:s text:c="3"/>*0x80497e8(,%eax,4)</text:p>
      <text:p text:style-name="P2"><text:s text:c="3"/>0x08048bdd &lt;+69&gt;:<text:tab/>lea <text:s text:c="3"/>0x0(%esi),%esi</text:p>
      <text:p text:style-name="P2"><text:s text:c="3"/>0x08048be0 &lt;+72&gt;:<text:tab/>mov <text:s text:c="3"/>$0x71,%bl</text:p>
      <text:p text:style-name="P2"><text:s text:c="3"/>0x08048be2 &lt;+74&gt;:<text:tab/>cmpl <text:s text:c="2"/>$0x309,-0x4(%ebp)</text:p>
      <text:p text:style-name="P2"><text:s text:c="3"/>0x08048be9 &lt;+81&gt;:<text:tab/>je <text:s text:c="4"/>0x8048c8f &lt;phase_3+247&gt;</text:p>
      <text:p text:style-name="P2">&gt; to quit---f &lt;+87&gt;:<text:tab/>call <text:s text:c="2"/>0x80494fc &lt;---Type &lt;return&gt; to continue, or q &lt;return&gt;</text:p>
      <text:p text:style-name="P2">explode_bomb&gt;</text:p>
      <text:p text:style-name="P2"><text:s text:c="3"/>0x08048bf4 &lt;+92&gt;:<text:tab/>jmp <text:s text:c="3"/>0x8048c8f &lt;phase_3+247&gt;</text:p>
      <text:p text:style-name="P2"><text:s text:c="3"/>0x08048bf9 &lt;+97&gt;:<text:tab/>lea <text:s text:c="3"/>0x0(%esi,%eiz,1),%esi</text:p>
      <text:p text:style-name="P2"><text:s text:c="3"/>0x08048c00 &lt;+104&gt;:<text:tab/>mov <text:s text:c="3"/>$0x62,%bl</text:p>
      <text:p text:style-name="P2"><text:s text:c="3"/>0x08048c02 &lt;+106&gt;:<text:tab/>cmpl <text:s text:c="2"/>$0xd6,-0x4(%ebp)</text:p>
      <text:p text:style-name="P2"><text:s text:c="3"/>0x08048c09 &lt;+113&gt;:<text:tab/>je <text:s text:c="4"/>0x8048c8f &lt;phase_3+247&gt;</text:p>
      <text:p text:style-name="P2"><text:s text:c="3"/>0x08048c0f &lt;+119&gt;:<text:tab/>call <text:s text:c="2"/>0x80494fc &lt;explode_bomb&gt;</text:p>
      <text:p text:style-name="P2"><text:s text:c="3"/>0x08048c14 &lt;+124&gt;:<text:tab/>jmp <text:s text:c="3"/>0x8048c8f &lt;phase_3+247&gt;</text:p>
      <text:p text:style-name="P2"><text:s text:c="3"/>0x08048c16 &lt;+126&gt;:<text:tab/>mov <text:s text:c="3"/>$0x62,%bl</text:p>
      <text:p text:style-name="P2">&gt; to quit---urn&gt; to continue, or q &lt;return&gt;</text:p>
      <text:p text:style-name="P2"><text:s text:c="3"/>0x08048c18 &lt;+128&gt;:<text:tab/>cmpl <text:s text:c="2"/>$0x2f3,-0x4(%ebp)</text:p>
      <text:p text:style-name="P2"><text:s text:c="3"/>0x08048c1f &lt;+135&gt;:<text:tab/>je <text:s text:c="4"/>0x8048c8f &lt;phase_3+247&gt;</text:p>
      <text:p text:style-name="P2"><text:s text:c="3"/>0x08048c21 &lt;+137&gt;:<text:tab/>call <text:s text:c="2"/>0x80494fc &lt;explode_bomb&gt;</text:p>
      <text:p text:style-name="P2"><text:s text:c="3"/>0x08048c26 &lt;+142&gt;:<text:tab/>jmp <text:s text:c="3"/>0x8048c8f &lt;phase_3+247&gt;</text:p>
      <text:p text:style-name="P2"><text:s text:c="3"/>0x08048c28 &lt;+144&gt;:<text:tab/>mov <text:s text:c="3"/>$0x6b,%bl</text:p>
      <text:p text:style-name="P2"><text:s text:c="3"/>0x08048c2a &lt;+146&gt;:<text:tab/>cmpl <text:s text:c="2"/>$0xfb,-0x4(%ebp)</text:p>
      <text:p text:style-name="P2"><text:s text:c="3"/>0x08048c31 &lt;+153&gt;:<text:tab/>je <text:s text:c="4"/>0x8048c8f &lt;phase_3+247&gt;</text:p>
      <text:p text:style-name="P2"><text:s text:c="3"/>0x08048c33 &lt;+155&gt;:<text:tab/>call <text:s text:c="2"/>0x80494fc &lt;explode_bomb&gt;</text:p>
      <text:p text:style-name="P2">&gt; to quit---urn&gt; to continue, or q &lt;return&gt;</text:p>
      <text:p text:style-name="P2"><text:s text:c="3"/>0x08048c38 &lt;+160&gt;:<text:tab/>jmp <text:s text:c="3"/>0x8048c8f &lt;phase_3+247&gt;</text:p>
      <text:p text:style-name="P2"><text:s text:c="3"/>0x08048c3a &lt;+162&gt;:<text:tab/>lea <text:s text:c="3"/>0x0(%esi),%esi</text:p>
      <text:p text:style-name="P2"><text:s text:c="3"/>0x08048c40 &lt;+168&gt;:<text:tab/>mov <text:s text:c="3"/>$0x6f,%bl</text:p>
      <text:p text:style-name="P2"><text:s text:c="3"/>0x08048c42 &lt;+170&gt;:<text:tab/>cmpl <text:s text:c="2"/>$0xa0,-0x4(%ebp)</text:p>
      <text:p text:style-name="P2"><text:s text:c="3"/>0x08048c49 &lt;+177&gt;:<text:tab/>je <text:s text:c="4"/>0x8048c8f &lt;phase_3+247&gt;</text:p>
      <text:p text:style-name="P2"><text:s text:c="3"/>0x08048c4b &lt;+179&gt;:<text:tab/>call <text:s text:c="2"/>0x80494fc &lt;explode_bomb&gt;</text:p>
      <text:p text:style-name="P2"><text:s text:c="3"/>0x08048c50 &lt;+184&gt;:<text:tab/>jmp <text:s text:c="3"/>0x8048c8f &lt;phase_3+247&gt;</text:p>
      <text:p text:style-name="P2"><text:s text:c="3"/>0x08048c52 &lt;+186&gt;:<text:tab/>mov <text:s text:c="3"/>$0x74,%bl</text:p>
      <text:p text:style-name="P2">&gt; to quit---4 &lt;+188&gt;:<text:tab/>cmpl <text:s text:c="2"/>$0x1ca,-0x4---Type &lt;return&gt; to continue, or q &lt;return&gt;</text:p>
      <text:p text:style-name="P2">(%ebp)</text:p>
      <text:p text:style-name="P2"><text:s text:c="3"/>0x08048c5b &lt;+195&gt;:<text:tab/>je <text:s text:c="4"/>0x8048c8f &lt;phase_3+247&gt;</text:p>
      <text:p text:style-name="P2"><text:s text:c="3"/>0x08048c5d &lt;+197&gt;:<text:tab/>call <text:s text:c="2"/>0x80494fc &lt;explode_bomb&gt;</text:p>
      <text:p text:style-name="P2"><text:soft-page-break/><text:s text:c="3"/>0x08048c62 &lt;+202&gt;:<text:tab/>jmp <text:s text:c="3"/>0x8048c8f &lt;phase_3+247&gt;</text:p>
      <text:p text:style-name="P2"><text:s text:c="3"/>0x08048c64 &lt;+204&gt;:<text:tab/>mov <text:s text:c="3"/>$0x76,%bl</text:p>
      <text:p text:style-name="P2"><text:s text:c="3"/>0x08048c66 &lt;+206&gt;:<text:tab/>cmpl <text:s text:c="2"/>$0x30c,-0x4(%ebp)</text:p>
      <text:p text:style-name="P2"><text:s text:c="3"/>0x08048c6d &lt;+213&gt;:<text:tab/>je <text:s text:c="4"/>0x8048c8f &lt;phase_3+247&gt;</text:p>
      <text:p text:style-name="P2"><text:s text:c="3"/>0x08048c6f &lt;+215&gt;:<text:tab/>call <text:s text:c="2"/>0x80494fc &lt;explode_bomb&gt;</text:p>
      <text:p text:style-name="P2">&gt; to quit---4 &lt;+220&gt;:<text:tab/>jmp <text:s text:c="3"/>0x8048c8f &lt;---Type &lt;return&gt; to continue, or q &lt;return&gt;</text:p>
      <text:p text:style-name="P2">phase_3+247&gt;</text:p>
      <text:p text:style-name="P2"><text:s text:c="3"/>0x08048c76 &lt;+222&gt;:<text:tab/>mov <text:s text:c="3"/>$0x62,%bl</text:p>
      <text:p text:style-name="P2"><text:s text:c="3"/>0x08048c78 &lt;+224&gt;:<text:tab/>cmpl <text:s text:c="2"/>$0x20c,-0x4(%ebp)</text:p>
      <text:p text:style-name="P2"><text:s text:c="3"/>0x08048c7f &lt;+231&gt;:<text:tab/>je <text:s text:c="4"/>0x8048c8f &lt;phase_3+247&gt;</text:p>
      <text:p text:style-name="P2"><text:s text:c="3"/>0x08048c81 &lt;+233&gt;:<text:tab/>call <text:s text:c="2"/>0x80494fc &lt;explode_bomb&gt;</text:p>
      <text:p text:style-name="P2"><text:s text:c="3"/>0x08048c86 &lt;+238&gt;:<text:tab/>jmp <text:s text:c="3"/>0x8048c8f &lt;phase_3+247&gt;</text:p>
      <text:p text:style-name="P2"><text:s text:c="3"/>0x08048c88 &lt;+240&gt;:<text:tab/>mov <text:s text:c="3"/>$0x78,%bl</text:p>
      <text:p text:style-name="P2"><text:s text:c="3"/>0x08048c8a &lt;+242&gt;:<text:tab/>call <text:s text:c="2"/>0x80494fc &lt;explode_bomb&gt;</text:p>
      <text:p text:style-name="P2"><text:s text:c="3"/>0x08048c8f &lt;+247&gt;:<text:tab/>cmp <text:s text:c="3"/>-0x5(%ebp),%bl</text:p>
      <text:p text:style-name="P2">&gt; to quit---urn&gt; to continue, or q &lt;return&gt;</text:p>
      <text:p text:style-name="P2"><text:s text:c="3"/>0x08048c92 &lt;+250&gt;:<text:tab/>je <text:s text:c="4"/>0x8048c99 &lt;phase_3+257&gt;</text:p>
      <text:p text:style-name="P2"><text:s text:c="3"/>0x08048c94 &lt;+252&gt;:<text:tab/>call <text:s text:c="2"/>0x80494fc &lt;explode_bomb&gt;</text:p>
      <text:p text:style-name="P2"><text:s text:c="3"/>0x08048c99 &lt;+257&gt;:<text:tab/>mov <text:s text:c="3"/>-0x18(%ebp),%ebx</text:p>
      <text:p text:style-name="P2"><text:s text:c="3"/>0x08048c9c &lt;+260&gt;:<text:tab/>mov <text:s text:c="3"/>%ebp,%esp</text:p>
      <text:p text:style-name="P2"><text:s text:c="3"/>0x08048c9e &lt;+262&gt;:<text:tab/>pop <text:s text:c="3"/>%ebp</text:p>
      <text:p text:style-name="P2"><text:s text:c="3"/>0x08048c9f &lt;+263&gt;:<text:tab/>ret <text:s text:c="3"/></text:p>
      <text:p text:style-name="P2">End of assembler dump.</text:p>
      <text:p text:style-name="P2">(gdb) nexi</text:p>
      <text:p text:style-name="P2">Undefined command: "nexi". <text:s/>Try "help".</text:p>
      <text:p text:style-name="P2">(gdb) nexti</text:p>
      <text:p text:style-name="P2">0x08048bb6 in phase_3 ()</text:p>
      <text:p text:style-name="P2">(gdb) disas</text:p>
      <text:p text:style-name="P2">Dump of assembler code for function phase_3:</text:p>
      <text:p text:style-name="P2"><text:s text:c="3"/>0x08048b98 &lt;+0&gt;:<text:tab/>push <text:s text:c="2"/>%ebp</text:p>
      <text:p text:style-name="P2"><text:s text:c="3"/>0x08048b99 &lt;+1&gt;:<text:tab/>mov <text:s text:c="3"/>%esp,%ebp</text:p>
      <text:p text:style-name="P2"><text:s text:c="3"/>0x08048b9b &lt;+3&gt;:<text:tab/>sub <text:s text:c="3"/>$0x14,%esp</text:p>
      <text:p text:style-name="P2"><text:s text:c="3"/>0x08048b9e &lt;+6&gt;:<text:tab/>push <text:s text:c="2"/>%ebx</text:p>
      <text:p text:style-name="P2"><text:s text:c="3"/>0x08048b9f &lt;+7&gt;:<text:tab/>mov <text:s text:c="3"/>0x8(%ebp),%edx</text:p>
      <text:p text:style-name="P2"><text:s text:c="3"/>0x08048ba2 &lt;+10&gt;:<text:tab/>add <text:s text:c="3"/>$0xfffffff4,%esp</text:p>
      <text:p text:style-name="P2"><text:s text:c="3"/>0x08048ba5 &lt;+13&gt;:<text:tab/>lea <text:s text:c="3"/>-0x4(%ebp),%eax</text:p>
      <text:p text:style-name="P2"><text:s text:c="3"/>0x08048ba8 &lt;+16&gt;:<text:tab/>push <text:s text:c="2"/>%eax</text:p>
      <text:p text:style-name="P2"><text:s text:c="3"/>0x08048ba9 &lt;+17&gt;:<text:tab/>lea <text:s text:c="3"/>-0x5(%ebp),%eax</text:p>
      <text:p text:style-name="P2">&gt; to quit---urn&gt; to continue, or q &lt;return&gt;</text:p>
      <text:p text:style-name="P2"><text:s text:c="3"/>0x08048bac &lt;+20&gt;:<text:tab/>push <text:s text:c="2"/>%eax</text:p>
      <text:p text:style-name="P2"><text:s text:c="3"/>0x08048bad &lt;+21&gt;:<text:tab/>lea <text:s text:c="3"/>-0xc(%ebp),%eax</text:p>
      <text:p text:style-name="P2"><text:s text:c="3"/>0x08048bb0 &lt;+24&gt;:<text:tab/>push <text:s text:c="2"/>%eax</text:p>
      <text:p text:style-name="P2"><text:s text:c="3"/>0x08048bb1 &lt;+25&gt;:<text:tab/>push <text:s text:c="2"/>$0x80497de</text:p>
      <text:p text:style-name="P2">=&gt; 0x08048bb6 &lt;+30&gt;:<text:tab/>push <text:s text:c="2"/>%edx</text:p>
      <text:p text:style-name="P2"><text:s text:c="3"/>0x08048bb7 &lt;+31&gt;:<text:tab/>call <text:s text:c="2"/>0x8048860 &lt;sscanf@plt&gt;</text:p>
      <text:p text:style-name="P2"><text:s text:c="3"/>0x08048bbc &lt;+36&gt;:<text:tab/>add <text:s text:c="3"/>$0x20,%esp</text:p>
      <text:p text:style-name="P2"><text:s text:c="3"/>0x08048bbf &lt;+39&gt;:<text:tab/>cmp <text:s text:c="3"/>$0x2,%eax</text:p>
      <text:p text:style-name="P2"><text:s text:c="3"/>0x08048bc2 &lt;+42&gt;:<text:tab/>jg <text:s text:c="4"/>0x8048bc9 &lt;phase_3+49&gt;</text:p>
      <text:p text:style-name="P2"><text:s text:c="3"/>0x08048bc4 &lt;+44&gt;:<text:tab/>call <text:s text:c="2"/>0x80494fc &lt;explode_bomb&gt;</text:p>
      <text:p text:style-name="P2"><text:soft-page-break/>&gt; to quit---9 &lt;+49&gt;:<text:tab/>cmpl <text:s text:c="2"/>$0x7,-0xc(%---Type &lt;return&gt; to continue, or q &lt;return&gt;</text:p>
      <text:p text:style-name="P2">ebp)</text:p>
      <text:p text:style-name="P2"><text:s text:c="3"/>0x08048bcd &lt;+53&gt;:<text:tab/>ja <text:s text:c="4"/>0x8048c88 &lt;phase_3+240&gt;</text:p>
      <text:p text:style-name="P2"><text:s text:c="3"/>0x08048bd3 &lt;+59&gt;:<text:tab/>mov <text:s text:c="3"/>-0xc(%ebp),%eax</text:p>
      <text:p text:style-name="P2"><text:s text:c="3"/>0x08048bd6 &lt;+62&gt;:<text:tab/>jmp <text:s text:c="3"/>*0x80497e8(,%eax,4)</text:p>
      <text:p text:style-name="P2"><text:s text:c="3"/>0x08048bdd &lt;+69&gt;:<text:tab/>lea <text:s text:c="3"/>0x0(%esi),%esi</text:p>
      <text:p text:style-name="P2"><text:s text:c="3"/>0x08048be0 &lt;+72&gt;:<text:tab/>mov <text:s text:c="3"/>$0x71,%bl</text:p>
      <text:p text:style-name="P2"><text:s text:c="3"/>0x08048be2 &lt;+74&gt;:<text:tab/>cmpl <text:s text:c="2"/>$0x309,-0x4(%ebp)</text:p>
      <text:p text:style-name="P2"><text:s text:c="3"/>0x08048be9 &lt;+81&gt;:<text:tab/>je <text:s text:c="4"/>0x8048c8f &lt;phase_3+247&gt;</text:p>
      <text:p text:style-name="P2">&gt; to quit---f &lt;+87&gt;:<text:tab/>call <text:s text:c="2"/>0x80494fc &lt;---Type &lt;return&gt; to continue, or q &lt;return&gt;</text:p>
      <text:p text:style-name="P2">explode_bomb&gt;</text:p>
      <text:p text:style-name="P2"><text:s text:c="3"/>0x08048bf4 &lt;+92&gt;:<text:tab/>jmp <text:s text:c="3"/>0x8048c8f &lt;phase_3+247&gt;</text:p>
      <text:p text:style-name="P2"><text:s text:c="3"/>0x08048bf9 &lt;+97&gt;:<text:tab/>lea <text:s text:c="3"/>0x0(%esi,%eiz,1),%esi</text:p>
      <text:p text:style-name="P2"><text:s text:c="3"/>0x08048c00 &lt;+104&gt;:<text:tab/>mov <text:s text:c="3"/>$0x62,%bl</text:p>
      <text:p text:style-name="P2"><text:s text:c="3"/>0x08048c02 &lt;+106&gt;:<text:tab/>cmpl <text:s text:c="2"/>$0xd6,-0x4(%ebp)</text:p>
      <text:p text:style-name="P2"><text:s text:c="3"/>0x08048c09 &lt;+113&gt;:<text:tab/>je <text:s text:c="4"/>0x8048c8f &lt;phase_3+247&gt;</text:p>
      <text:p text:style-name="P2"><text:s text:c="3"/>0x08048c0f &lt;+119&gt;:<text:tab/>call <text:s text:c="2"/>0x80494fc &lt;explode_bomb&gt;</text:p>
      <text:p text:style-name="P2"><text:s text:c="3"/>0x08048c14 &lt;+124&gt;:<text:tab/>jmp <text:s text:c="3"/>0x8048c8f &lt;phase_3+247&gt;</text:p>
      <text:p text:style-name="P2"><text:s text:c="3"/>0x08048c16 &lt;+126&gt;:<text:tab/>mov <text:s text:c="3"/>$0x62,%bl</text:p>
      <text:p text:style-name="P2">&gt; to quit---urn&gt; to continue, or q &lt;return&gt;</text:p>
      <text:p text:style-name="P2"><text:s text:c="3"/>0x08048c18 &lt;+128&gt;:<text:tab/>cmpl <text:s text:c="2"/>$0x2f3,-0x4(%ebp)</text:p>
      <text:p text:style-name="P2"><text:s text:c="3"/>0x08048c1f &lt;+135&gt;:<text:tab/>je <text:s text:c="4"/>0x8048c8f &lt;phase_3+247&gt;</text:p>
      <text:p text:style-name="P2"><text:s text:c="3"/>0x08048c21 &lt;+137&gt;:<text:tab/>call <text:s text:c="2"/>0x80494fc &lt;explode_bomb&gt;</text:p>
      <text:p text:style-name="P2"><text:s text:c="3"/>0x08048c26 &lt;+142&gt;:<text:tab/>jmp <text:s text:c="3"/>0x8048c8f &lt;phase_3+247&gt;</text:p>
      <text:p text:style-name="P2"><text:s text:c="3"/>0x08048c28 &lt;+144&gt;:<text:tab/>mov <text:s text:c="3"/>$0x6b,%bl</text:p>
      <text:p text:style-name="P2"><text:s text:c="3"/>0x08048c2a &lt;+146&gt;:<text:tab/>cmpl <text:s text:c="2"/>$0xfb,-0x4(%ebp)</text:p>
      <text:p text:style-name="P2"><text:s text:c="3"/>0x08048c31 &lt;+153&gt;:<text:tab/>je <text:s text:c="4"/>0x8048c8f &lt;phase_3+247&gt;</text:p>
      <text:p text:style-name="P2"><text:s text:c="3"/>0x08048c33 &lt;+155&gt;:<text:tab/>call <text:s text:c="2"/>0x80494fc &lt;explode_bomb&gt;</text:p>
      <text:p text:style-name="P2">&gt; to quit---urn&gt; to continue, or q &lt;return&gt;</text:p>
      <text:p text:style-name="P2"><text:s text:c="3"/>0x08048c38 &lt;+160&gt;:<text:tab/>jmp <text:s text:c="3"/>0x8048c8f &lt;phase_3+247&gt;</text:p>
      <text:p text:style-name="P2"><text:s text:c="3"/>0x08048c3a &lt;+162&gt;:<text:tab/>lea <text:s text:c="3"/>0x0(%esi),%esi</text:p>
      <text:p text:style-name="P2"><text:s text:c="3"/>0x08048c40 &lt;+168&gt;:<text:tab/>mov <text:s text:c="3"/>$0x6f,%bl</text:p>
      <text:p text:style-name="P2"><text:s text:c="3"/>0x08048c42 &lt;+170&gt;:<text:tab/>cmpl <text:s text:c="2"/>$0xa0,-0x4(%ebp)</text:p>
      <text:p text:style-name="P2"><text:s text:c="3"/>0x08048c49 &lt;+177&gt;:<text:tab/>je <text:s text:c="4"/>0x8048c8f &lt;phase_3+247&gt;</text:p>
      <text:p text:style-name="P2"><text:s text:c="3"/>0x08048c4b &lt;+179&gt;:<text:tab/>call <text:s text:c="2"/>0x80494fc &lt;explode_bomb&gt;</text:p>
      <text:p text:style-name="P2"><text:s text:c="3"/>0x08048c50 &lt;+184&gt;:<text:tab/>jmp <text:s text:c="3"/>0x8048c8f &lt;phase_3+247&gt;</text:p>
      <text:p text:style-name="P2"><text:s text:c="3"/>0x08048c52 &lt;+186&gt;:<text:tab/>mov <text:s text:c="3"/>$0x74,%bl</text:p>
      <text:p text:style-name="P2">&gt; to quit---4 &lt;+188&gt;:<text:tab/>cmpl <text:s text:c="2"/>$0x1ca,-0x4---Type &lt;return&gt; to continue, or q &lt;return&gt;</text:p>
      <text:p text:style-name="P2">(%ebp)</text:p>
      <text:p text:style-name="P2"><text:s text:c="3"/>0x08048c5b &lt;+195&gt;:<text:tab/>je <text:s text:c="4"/>0x8048c8f &lt;phase_3+247&gt;</text:p>
      <text:p text:style-name="P2"><text:s text:c="3"/>0x08048c5d &lt;+197&gt;:<text:tab/>call <text:s text:c="2"/>0x80494fc &lt;explode_bomb&gt;</text:p>
      <text:p text:style-name="P2"><text:s text:c="3"/>0x08048c62 &lt;+202&gt;:<text:tab/>jmp <text:s text:c="3"/>0x8048c8f &lt;phase_3+247&gt;</text:p>
      <text:p text:style-name="P2"><text:s text:c="3"/>0x08048c64 &lt;+204&gt;:<text:tab/>mov <text:s text:c="3"/>$0x76,%bl</text:p>
      <text:p text:style-name="P2"><text:s text:c="3"/>0x08048c66 &lt;+206&gt;:<text:tab/>cmpl <text:s text:c="2"/>$0x30c,-0x4(%ebp)</text:p>
      <text:p text:style-name="P2"><text:s text:c="3"/>0x08048c6d &lt;+213&gt;:<text:tab/>je <text:s text:c="4"/>0x8048c8f &lt;phase_3+247&gt;</text:p>
      <text:p text:style-name="P2"><text:s text:c="3"/>0x08048c6f &lt;+215&gt;:<text:tab/>call <text:s text:c="2"/>0x80494fc &lt;explode_bomb&gt;</text:p>
      <text:p text:style-name="P2">&gt; to quit---4 &lt;+220&gt;:<text:tab/>jmp <text:s text:c="3"/>0x8048c8f &lt;---Type &lt;return&gt; to continue, or q &lt;return&gt;</text:p>
      <text:p text:style-name="P2">phase_3+247&gt;</text:p>
      <text:p text:style-name="P2"><text:s text:c="3"/>0x08048c76 &lt;+222&gt;:<text:tab/>mov <text:s text:c="3"/>$0x62,%bl</text:p>
      <text:p text:style-name="P2"><text:soft-page-break/><text:s text:c="3"/>0x08048c78 &lt;+224&gt;:<text:tab/>cmpl <text:s text:c="2"/>$0x20c,-0x4(%ebp)</text:p>
      <text:p text:style-name="P2"><text:s text:c="3"/>0x08048c7f &lt;+231&gt;:<text:tab/>je <text:s text:c="4"/>0x8048c8f &lt;phase_3+247&gt;</text:p>
      <text:p text:style-name="P2"><text:s text:c="3"/>0x08048c81 &lt;+233&gt;:<text:tab/>call <text:s text:c="2"/>0x80494fc &lt;explode_bomb&gt;</text:p>
      <text:p text:style-name="P2"><text:s text:c="3"/>0x08048c86 &lt;+238&gt;:<text:tab/>jmp <text:s text:c="3"/>0x8048c8f &lt;phase_3+247&gt;</text:p>
      <text:p text:style-name="P2"><text:s text:c="3"/>0x08048c88 &lt;+240&gt;:<text:tab/>mov <text:s text:c="3"/>$0x78,%bl</text:p>
      <text:p text:style-name="P2"><text:s text:c="3"/>0x08048c8a &lt;+242&gt;:<text:tab/>call <text:s text:c="2"/>0x80494fc &lt;explode_bomb&gt;</text:p>
      <text:p text:style-name="P2"><text:s text:c="3"/>0x08048c8f &lt;+247&gt;:<text:tab/>cmp <text:s text:c="3"/>-0x5(%ebp),%bl</text:p>
      <text:p text:style-name="P2">&gt; to quit---urn&gt; to continue, or q &lt;return&gt;</text:p>
      <text:p text:style-name="P2"><text:s text:c="3"/>0x08048c92 &lt;+250&gt;:<text:tab/>je <text:s text:c="4"/>0x8048c99 &lt;phase_3+257&gt;</text:p>
      <text:p text:style-name="P2"><text:s text:c="3"/>0x08048c94 &lt;+252&gt;:<text:tab/>call <text:s text:c="2"/>0x80494fc &lt;explode_bomb&gt;</text:p>
      <text:p text:style-name="P2"><text:s text:c="3"/>0x08048c99 &lt;+257&gt;:<text:tab/>mov <text:s text:c="3"/>-0x18(%ebp),%ebx</text:p>
      <text:p text:style-name="P2"><text:s text:c="3"/>0x08048c9c &lt;+260&gt;:<text:tab/>mov <text:s text:c="3"/>%ebp,%esp</text:p>
      <text:p text:style-name="P2"><text:s text:c="3"/>0x08048c9e &lt;+262&gt;:<text:tab/>pop <text:s text:c="3"/>%ebp</text:p>
      <text:p text:style-name="P2"><text:s text:c="3"/>0x08048c9f &lt;+263&gt;:<text:tab/>ret <text:s text:c="3"/></text:p>
      <text:p text:style-name="P2">End of assembler dump.</text:p>
      <text:p text:style-name="P2">(gdb) stepi</text:p>
      <text:p text:style-name="P2">0x08048bb7 in phase_3 ()</text:p>
      <text:p text:style-name="P2">(gdb) disas</text:p>
      <text:p text:style-name="P2">Dump of assembler code for function phase_3:</text:p>
      <text:p text:style-name="P2"><text:s text:c="3"/>0x08048b98 &lt;+0&gt;:<text:tab/>push <text:s text:c="2"/>%ebp</text:p>
      <text:p text:style-name="P2"><text:s text:c="3"/>0x08048b99 &lt;+1&gt;:<text:tab/>mov <text:s text:c="3"/>%esp,%ebp</text:p>
      <text:p text:style-name="P2"><text:s text:c="3"/>0x08048b9b &lt;+3&gt;:<text:tab/>sub <text:s text:c="3"/>$0x14,%esp</text:p>
      <text:p text:style-name="P2"><text:s text:c="3"/>0x08048b9e &lt;+6&gt;:<text:tab/>push <text:s text:c="2"/>%ebx</text:p>
      <text:p text:style-name="P2"><text:s text:c="3"/>0x08048b9f &lt;+7&gt;:<text:tab/>mov <text:s text:c="3"/>0x8(%ebp),%edx</text:p>
      <text:p text:style-name="P2"><text:s text:c="3"/>0x08048ba2 &lt;+10&gt;:<text:tab/>add <text:s text:c="3"/>$0xfffffff4,%esp</text:p>
      <text:p text:style-name="P2"><text:s text:c="3"/>0x08048ba5 &lt;+13&gt;:<text:tab/>lea <text:s text:c="3"/>-0x4(%ebp),%eax</text:p>
      <text:p text:style-name="P2"><text:s text:c="3"/>0x08048ba8 &lt;+16&gt;:<text:tab/>push <text:s text:c="2"/>%eax</text:p>
      <text:p text:style-name="P2"><text:s text:c="3"/>0x08048ba9 &lt;+17&gt;:<text:tab/>lea <text:s text:c="3"/>-0x5(%ebp),%eax</text:p>
      <text:p text:style-name="P2">&gt; to quit---urn&gt; to continue, or q &lt;return&gt;</text:p>
      <text:p text:style-name="P2"><text:s text:c="3"/>0x08048bac &lt;+20&gt;:<text:tab/>push <text:s text:c="2"/>%eax</text:p>
      <text:p text:style-name="P2"><text:s text:c="3"/>0x08048bad &lt;+21&gt;:<text:tab/>lea <text:s text:c="3"/>-0xc(%ebp),%eax</text:p>
      <text:p text:style-name="P2"><text:s text:c="3"/>0x08048bb0 &lt;+24&gt;:<text:tab/>push <text:s text:c="2"/>%eax</text:p>
      <text:p text:style-name="P2"><text:s text:c="3"/>0x08048bb1 &lt;+25&gt;:<text:tab/>push <text:s text:c="2"/>$0x80497de</text:p>
      <text:p text:style-name="P2"><text:s text:c="3"/>0x08048bb6 &lt;+30&gt;:<text:tab/>push <text:s text:c="2"/>%edx</text:p>
      <text:p text:style-name="P2">=&gt; 0x08048bb7 &lt;+31&gt;:<text:tab/>call <text:s text:c="2"/>0x8048860 &lt;sscanf@plt&gt;</text:p>
      <text:p text:style-name="P2"><text:s text:c="3"/>0x08048bbc &lt;+36&gt;:<text:tab/>add <text:s text:c="3"/>$0x20,%esp</text:p>
      <text:p text:style-name="P2"><text:s text:c="3"/>0x08048bbf &lt;+39&gt;:<text:tab/>cmp <text:s text:c="3"/>$0x2,%eax</text:p>
      <text:p text:style-name="P2"><text:s text:c="3"/>0x08048bc2 &lt;+42&gt;:<text:tab/>jg <text:s text:c="4"/>0x8048bc9 &lt;phase_3+49&gt;</text:p>
      <text:p text:style-name="P2"><text:s text:c="3"/>0x08048bc4 &lt;+44&gt;:<text:tab/>call <text:s text:c="2"/>0x80494fc &lt;explode_bomb&gt;</text:p>
      <text:p text:style-name="P2">&gt; to quit---9 &lt;+49&gt;:<text:tab/>cmpl <text:s text:c="2"/>$0x7,-0xc(%---Type &lt;return&gt; to continue, or q &lt;return&gt;</text:p>
      <text:p text:style-name="P2">ebp)</text:p>
      <text:p text:style-name="P2"><text:s text:c="3"/>0x08048bcd &lt;+53&gt;:<text:tab/>ja <text:s text:c="4"/>0x8048c88 &lt;phase_3+240&gt;</text:p>
      <text:p text:style-name="P2"><text:s text:c="3"/>0x08048bd3 &lt;+59&gt;:<text:tab/>mov <text:s text:c="3"/>-0xc(%ebp),%eax</text:p>
      <text:p text:style-name="P2"><text:s text:c="3"/>0x08048bd6 &lt;+62&gt;:<text:tab/>jmp <text:s text:c="3"/>*0x80497e8(,%eax,4)</text:p>
      <text:p text:style-name="P2"><text:s text:c="3"/>0x08048bdd &lt;+69&gt;:<text:tab/>lea <text:s text:c="3"/>0x0(%esi),%esi</text:p>
      <text:p text:style-name="P2"><text:s text:c="3"/>0x08048be0 &lt;+72&gt;:<text:tab/>mov <text:s text:c="3"/>$0x71,%bl</text:p>
      <text:p text:style-name="P2"><text:s text:c="3"/>0x08048be2 &lt;+74&gt;:<text:tab/>cmpl <text:s text:c="2"/>$0x309,-0x4(%ebp)</text:p>
      <text:p text:style-name="P2"><text:s text:c="3"/>0x08048be9 &lt;+81&gt;:<text:tab/>je <text:s text:c="4"/>0x8048c8f &lt;phase_3+247&gt;</text:p>
      <text:p text:style-name="P2">&gt; to quit---f &lt;+87&gt;:<text:tab/>call <text:s text:c="2"/>0x80494fc &lt;---Type &lt;return&gt; to continue, or q &lt;return&gt;</text:p>
      <text:p text:style-name="P2"><text:soft-page-break/>explode_bomb&gt;</text:p>
      <text:p text:style-name="P2"><text:s text:c="3"/>0x08048bf4 &lt;+92&gt;:<text:tab/>jmp <text:s text:c="3"/>0x8048c8f &lt;phase_3+247&gt;</text:p>
      <text:p text:style-name="P2"><text:s text:c="3"/>0x08048bf9 &lt;+97&gt;:<text:tab/>lea <text:s text:c="3"/>0x0(%esi,%eiz,1),%esi</text:p>
      <text:p text:style-name="P2"><text:s text:c="3"/>0x08048c00 &lt;+104&gt;:<text:tab/>mov <text:s text:c="3"/>$0x62,%bl</text:p>
      <text:p text:style-name="P2"><text:s text:c="3"/>0x08048c02 &lt;+106&gt;:<text:tab/>cmpl <text:s text:c="2"/>$0xd6,-0x4(%ebp)</text:p>
      <text:p text:style-name="P2"><text:s text:c="3"/>0x08048c09 &lt;+113&gt;:<text:tab/>je <text:s text:c="4"/>0x8048c8f &lt;phase_3+247&gt;</text:p>
      <text:p text:style-name="P2"><text:s text:c="3"/>0x08048c0f &lt;+119&gt;:<text:tab/>call <text:s text:c="2"/>0x80494fc &lt;explode_bomb&gt;</text:p>
      <text:p text:style-name="P2"><text:s text:c="3"/>0x08048c14 &lt;+124&gt;:<text:tab/>jmp <text:s text:c="3"/>0x8048c8f &lt;phase_3+247&gt;</text:p>
      <text:p text:style-name="P2"><text:s text:c="3"/>0x08048c16 &lt;+126&gt;:<text:tab/>mov <text:s text:c="3"/>$0x62,%bl</text:p>
      <text:p text:style-name="P2">&gt; to quit---urn&gt; to continue, or q &lt;return&gt;</text:p>
      <text:p text:style-name="P2"><text:s text:c="3"/>0x08048c18 &lt;+128&gt;:<text:tab/>cmpl <text:s text:c="2"/>$0x2f3,-0x4(%ebp)</text:p>
      <text:p text:style-name="P2"><text:s text:c="3"/>0x08048c1f &lt;+135&gt;:<text:tab/>je <text:s text:c="4"/>0x8048c8f &lt;phase_3+247&gt;</text:p>
      <text:p text:style-name="P2"><text:s text:c="3"/>0x08048c21 &lt;+137&gt;:<text:tab/>call <text:s text:c="2"/>0x80494fc &lt;explode_bomb&gt;</text:p>
      <text:p text:style-name="P2"><text:s text:c="3"/>0x08048c26 &lt;+142&gt;:<text:tab/>jmp <text:s text:c="3"/>0x8048c8f &lt;phase_3+247&gt;</text:p>
      <text:p text:style-name="P2"><text:s text:c="3"/>0x08048c28 &lt;+144&gt;:<text:tab/>mov <text:s text:c="3"/>$0x6b,%bl</text:p>
      <text:p text:style-name="P2"><text:s text:c="3"/>0x08048c2a &lt;+146&gt;:<text:tab/>cmpl <text:s text:c="2"/>$0xfb,-0x4(%ebp)</text:p>
      <text:p text:style-name="P2"><text:s text:c="3"/>0x08048c31 &lt;+153&gt;:<text:tab/>je <text:s text:c="4"/>0x8048c8f &lt;phase_3+247&gt;</text:p>
      <text:p text:style-name="P2"><text:s text:c="3"/>0x08048c33 &lt;+155&gt;:<text:tab/>call <text:s text:c="2"/>0x80494fc &lt;explode_bomb&gt;</text:p>
      <text:p text:style-name="P2">&gt; to quit---urn&gt; to continue, or q &lt;return&gt;</text:p>
      <text:p text:style-name="P2"><text:s text:c="3"/>0x08048c38 &lt;+160&gt;:<text:tab/>jmp <text:s text:c="3"/>0x8048c8f &lt;phase_3+247&gt;</text:p>
      <text:p text:style-name="P2"><text:s text:c="3"/>0x08048c3a &lt;+162&gt;:<text:tab/>lea <text:s text:c="3"/>0x0(%esi),%esi</text:p>
      <text:p text:style-name="P2"><text:s text:c="3"/>0x08048c40 &lt;+168&gt;:<text:tab/>mov <text:s text:c="3"/>$0x6f,%bl</text:p>
      <text:p text:style-name="P2"><text:s text:c="3"/>0x08048c42 &lt;+170&gt;:<text:tab/>cmpl <text:s text:c="2"/>$0xa0,-0x4(%ebp)</text:p>
      <text:p text:style-name="P2"><text:s text:c="3"/>0x08048c49 &lt;+177&gt;:<text:tab/>je <text:s text:c="4"/>0x8048c8f &lt;phase_3+247&gt;</text:p>
      <text:p text:style-name="P2"><text:s text:c="3"/>0x08048c4b &lt;+179&gt;:<text:tab/>call <text:s text:c="2"/>0x80494fc &lt;explode_bomb&gt;</text:p>
      <text:p text:style-name="P2"><text:s text:c="3"/>0x08048c50 &lt;+184&gt;:<text:tab/>jmp <text:s text:c="3"/>0x8048c8f &lt;phase_3+247&gt;</text:p>
      <text:p text:style-name="P2"><text:s text:c="3"/>0x08048c52 &lt;+186&gt;:<text:tab/>mov <text:s text:c="3"/>$0x74,%bl</text:p>
      <text:p text:style-name="P2">&gt; to quit---4 &lt;+188&gt;:<text:tab/>cmpl <text:s text:c="2"/>$0x1ca,-0x4---Type &lt;return&gt; to continue, or q &lt;return&gt;</text:p>
      <text:p text:style-name="P2">(%ebp)</text:p>
      <text:p text:style-name="P2"><text:s text:c="3"/>0x08048c5b &lt;+195&gt;:<text:tab/>je <text:s text:c="4"/>0x8048c8f &lt;phase_3+247&gt;</text:p>
      <text:p text:style-name="P2"><text:s text:c="3"/>0x08048c5d &lt;+197&gt;:<text:tab/>call <text:s text:c="2"/>0x80494fc &lt;explode_bomb&gt;</text:p>
      <text:p text:style-name="P2"><text:s text:c="3"/>0x08048c62 &lt;+202&gt;:<text:tab/>jmp <text:s text:c="3"/>0x8048c8f &lt;phase_3+247&gt;</text:p>
      <text:p text:style-name="P2"><text:s text:c="3"/>0x08048c64 &lt;+204&gt;:<text:tab/>mov <text:s text:c="3"/>$0x76,%bl</text:p>
      <text:p text:style-name="P2"><text:s text:c="3"/>0x08048c66 &lt;+206&gt;:<text:tab/>cmpl <text:s text:c="2"/>$0x30c,-0x4(%ebp)</text:p>
      <text:p text:style-name="P2"><text:s text:c="3"/>0x08048c6d &lt;+213&gt;:<text:tab/>je <text:s text:c="4"/>0x8048c8f &lt;phase_3+247&gt;</text:p>
      <text:p text:style-name="P2"><text:s text:c="3"/>0x08048c6f &lt;+215&gt;:<text:tab/>call <text:s text:c="2"/>0x80494fc &lt;explode_bomb&gt;</text:p>
      <text:p text:style-name="P2">&gt; to quit---4 &lt;+220&gt;:<text:tab/>jmp <text:s text:c="3"/>0x8048c8f &lt;---Type &lt;return&gt; to continue, or q &lt;return&gt;</text:p>
      <text:p text:style-name="P2">phase_3+247&gt;</text:p>
      <text:p text:style-name="P2"><text:s text:c="3"/>0x08048c76 &lt;+222&gt;:<text:tab/>mov <text:s text:c="3"/>$0x62,%bl</text:p>
      <text:p text:style-name="P2"><text:s text:c="3"/>0x08048c78 &lt;+224&gt;:<text:tab/>cmpl <text:s text:c="2"/>$0x20c,-0x4(%ebp)</text:p>
      <text:p text:style-name="P2"><text:s text:c="3"/>0x08048c7f &lt;+231&gt;:<text:tab/>je <text:s text:c="4"/>0x8048c8f &lt;phase_3+247&gt;</text:p>
      <text:p text:style-name="P2"><text:s text:c="3"/>0x08048c81 &lt;+233&gt;:<text:tab/>call <text:s text:c="2"/>0x80494fc &lt;explode_bomb&gt;</text:p>
      <text:p text:style-name="P2"><text:s text:c="3"/>0x08048c86 &lt;+238&gt;:<text:tab/>jmp <text:s text:c="3"/>0x8048c8f &lt;phase_3+247&gt;</text:p>
      <text:p text:style-name="P2"><text:s text:c="3"/>0x08048c88 &lt;+240&gt;:<text:tab/>mov <text:s text:c="3"/>$0x78,%bl</text:p>
      <text:p text:style-name="P2"><text:s text:c="3"/>0x08048c8a &lt;+242&gt;:<text:tab/>call <text:s text:c="2"/>0x80494fc &lt;explode_bomb&gt;</text:p>
      <text:p text:style-name="P2"><text:s text:c="3"/>0x08048c8f &lt;+247&gt;:<text:tab/>cmp <text:s text:c="3"/>-0x5(%ebp),%bl</text:p>
      <text:p text:style-name="P2">&gt; to quit---urn&gt; to continue, or q &lt;return&gt;</text:p>
      <text:p text:style-name="P2"><text:s text:c="3"/>0x08048c92 &lt;+250&gt;:<text:tab/>je <text:s text:c="4"/>0x8048c99 &lt;phase_3+257&gt;</text:p>
      <text:p text:style-name="P2"><text:s text:c="3"/>0x08048c94 &lt;+252&gt;:<text:tab/>call <text:s text:c="2"/>0x80494fc &lt;explode_bomb&gt;</text:p>
      <text:p text:style-name="P2"><text:soft-page-break/><text:s text:c="3"/>0x08048c99 &lt;+257&gt;:<text:tab/>mov <text:s text:c="3"/>-0x18(%ebp),%ebx</text:p>
      <text:p text:style-name="P2"><text:s text:c="3"/>0x08048c9c &lt;+260&gt;:<text:tab/>mov <text:s text:c="3"/>%ebp,%esp</text:p>
      <text:p text:style-name="P2"><text:s text:c="3"/>0x08048c9e &lt;+262&gt;:<text:tab/>pop <text:s text:c="3"/>%ebp</text:p>
      <text:p text:style-name="P2"><text:s text:c="3"/>0x08048c9f &lt;+263&gt;:<text:tab/>ret <text:s text:c="3"/></text:p>
      <text:p text:style-name="P2">End of assembler dump.</text:p>
      <text:p text:style-name="P2">(gdb) print /d 0x8048860</text:p>
      <text:p text:style-name="P2">$13 = 134514784</text:p>
      <text:p text:style-name="P2">(gdb) print *(int *) 0x8048860</text:p>
      <text:p text:style-name="P2">$14 = -1250679297</text:p>
      <text:p text:style-name="P2">(gdb) print *(int *) 0x80497de</text:p>
      <text:p text:style-name="P2">$15 = 622879781</text:p>
      <text:p text:style-name="P2">(gdb) print *(char *) 0x80497de</text:p>
      <text:p text:style-name="P2">$16 = 37 '%'</text:p>
      <text:p text:style-name="P2">(gdb) print 0x80497de</text:p>
      <text:p text:style-name="P2">$17 = 134518750</text:p>
      <text:p text:style-name="P2">(gdb) print *(string *) ox80497de</text:p>
      <text:p text:style-name="P2">A syntax error in expression, near `) ox80497de'.</text:p>
      <text:p text:style-name="P2">(gdb) print *(string *) 0x80497de</text:p>
      <text:p text:style-name="P2">A syntax error in expression, near `) 0x80497de'.</text:p>
      <text:p text:style-name="P2">(gdb) print *(char *) 0x80497df</text:p>
      <text:p text:style-name="P2">$18 = 100 'd'</text:p>
      <text:p text:style-name="P2">(gdb) print *(char *) 0x80497e0</text:p>
      <text:p text:style-name="P2">$19 = 32 ' '</text:p>
      <text:p text:style-name="P2">(gdb) print *(char *) 0x80497e1</text:p>
      <text:p text:style-name="P2">$20 = 37 '%'</text:p>
      <text:p text:style-name="P2">(gdb) print *(char *) 0x80497e2</text:p>
      <text:p text:style-name="P2">$21 = 99 'c'</text:p>
      <text:p text:style-name="P2">(gdb) print *(char *) 0x80497e3</text:p>
      <text:p text:style-name="P2">$22 = 32 ' '</text:p>
      <text:p text:style-name="P2">(gdb) print *(char *) 0x80497e4</text:p>
      <text:p text:style-name="P2">$23 = 37 '%'</text:p>
      <text:p text:style-name="P2">(gdb) print *(char *) 0x80497e5</text:p>
      <text:p text:style-name="P2">$24 = 100 'd'</text:p>
      <text:p text:style-name="P2">(gdb) print *(char *) 0x80497e6</text:p>
      <text:p text:style-name="P2">$25 = 0 '\000'</text:p>
      <text:p text:style-name="P2">(gdb) print *(char *) 0x80497e7</text:p>
      <text:p text:style-name="P2">$26 = 0 '\000'</text:p>
      <text:p text:style-name="P2">(gdb) disas</text:p>
      <text:p text:style-name="P2">Dump of assembler code for function phase_3:</text:p>
      <text:p text:style-name="P2"><text:s text:c="3"/>0x08048b98 &lt;+0&gt;:<text:tab/>push <text:s text:c="2"/>%ebp</text:p>
      <text:p text:style-name="P2"><text:s text:c="3"/>0x08048b99 &lt;+1&gt;:<text:tab/>mov <text:s text:c="3"/>%esp,%ebp</text:p>
      <text:p text:style-name="P2"><text:s text:c="3"/>0x08048b9b &lt;+3&gt;:<text:tab/>sub <text:s text:c="3"/>$0x14,%esp</text:p>
      <text:p text:style-name="P2"><text:s text:c="3"/>0x08048b9e &lt;+6&gt;:<text:tab/>push <text:s text:c="2"/>%ebx</text:p>
      <text:p text:style-name="P2"><text:s text:c="3"/>0x08048b9f &lt;+7&gt;:<text:tab/>mov <text:s text:c="3"/>0x8(%ebp),%edx</text:p>
      <text:p text:style-name="P2"><text:s text:c="3"/>0x08048ba2 &lt;+10&gt;:<text:tab/>add <text:s text:c="3"/>$0xfffffff4,%esp</text:p>
      <text:p text:style-name="P2"><text:s text:c="3"/>0x08048ba5 &lt;+13&gt;:<text:tab/>lea <text:s text:c="3"/>-0x4(%ebp),%eax</text:p>
      <text:p text:style-name="P2"><text:s text:c="3"/>0x08048ba8 &lt;+16&gt;:<text:tab/>push <text:s text:c="2"/>%eax</text:p>
      <text:p text:style-name="P2"><text:s text:c="3"/>0x08048ba9 &lt;+17&gt;:<text:tab/>lea <text:s text:c="3"/>-0x5(%ebp),%eax</text:p>
      <text:p text:style-name="P2">&gt; to quit---urn&gt; to continue, or q &lt;return&gt;</text:p>
      <text:p text:style-name="P2"><text:soft-page-break/><text:s text:c="3"/>0x08048bac &lt;+20&gt;:<text:tab/>push <text:s text:c="2"/>%eax</text:p>
      <text:p text:style-name="P2"><text:s text:c="3"/>0x08048bad &lt;+21&gt;:<text:tab/>lea <text:s text:c="3"/>-0xc(%ebp),%eax</text:p>
      <text:p text:style-name="P2"><text:s text:c="3"/>0x08048bb0 &lt;+24&gt;:<text:tab/>push <text:s text:c="2"/>%eax</text:p>
      <text:p text:style-name="P2"><text:s text:c="3"/>0x08048bb1 &lt;+25&gt;:<text:tab/>push <text:s text:c="2"/>$0x80497de</text:p>
      <text:p text:style-name="P2"><text:s text:c="3"/>0x08048bb6 &lt;+30&gt;:<text:tab/>push <text:s text:c="2"/>%edx</text:p>
      <text:p text:style-name="P2">=&gt; 0x08048bb7 &lt;+31&gt;:<text:tab/>call <text:s text:c="2"/>0x8048860 &lt;sscanf@plt&gt;</text:p>
      <text:p text:style-name="P2"><text:s text:c="3"/>0x08048bbc &lt;+36&gt;:<text:tab/>add <text:s text:c="3"/>$0x20,%esp</text:p>
      <text:p text:style-name="P2"><text:s text:c="3"/>0x08048bbf &lt;+39&gt;:<text:tab/>cmp <text:s text:c="3"/>$0x2,%eax</text:p>
      <text:p text:style-name="P2"><text:s text:c="3"/>0x08048bc2 &lt;+42&gt;:<text:tab/>jg <text:s text:c="4"/>0x8048bc9 &lt;phase_3+49&gt;</text:p>
      <text:p text:style-name="P2"><text:s text:c="3"/>0x08048bc4 &lt;+44&gt;:<text:tab/>call <text:s text:c="2"/>0x80494fc &lt;explode_bomb&gt;</text:p>
      <text:p text:style-name="P2">&gt; to quit---9 &lt;+49&gt;:<text:tab/>cmpl <text:s text:c="2"/>$0x7,-0xc(%---Type &lt;return&gt; to continue, or q &lt;return&gt;</text:p>
      <text:p text:style-name="P2">ebp)</text:p>
      <text:p text:style-name="P2"><text:s text:c="3"/>0x08048bcd &lt;+53&gt;:<text:tab/>ja <text:s text:c="4"/>0x8048c88 &lt;phase_3+240&gt;</text:p>
      <text:p text:style-name="P2"><text:s text:c="3"/>0x08048bd3 &lt;+59&gt;:<text:tab/>mov <text:s text:c="3"/>-0xc(%ebp),%eax</text:p>
      <text:p text:style-name="P2"><text:s text:c="3"/>0x08048bd6 &lt;+62&gt;:<text:tab/>jmp <text:s text:c="3"/>*0x80497e8(,%eax,4)</text:p>
      <text:p text:style-name="P2"><text:s text:c="3"/>0x08048bdd &lt;+69&gt;:<text:tab/>lea <text:s text:c="3"/>0x0(%esi),%esi</text:p>
      <text:p text:style-name="P2"><text:s text:c="3"/>0x08048be0 &lt;+72&gt;:<text:tab/>mov <text:s text:c="3"/>$0x71,%bl</text:p>
      <text:p text:style-name="P2"><text:s text:c="3"/>0x08048be2 &lt;+74&gt;:<text:tab/>cmpl <text:s text:c="2"/>$0x309,-0x4(%ebp)</text:p>
      <text:p text:style-name="P2"><text:s text:c="3"/>0x08048be9 &lt;+81&gt;:<text:tab/>je <text:s text:c="4"/>0x8048c8f &lt;phase_3+247&gt;</text:p>
      <text:p text:style-name="P2">&gt; to quit---f &lt;+87&gt;:<text:tab/>call <text:s text:c="2"/>0x80494fc &lt;---Type &lt;return&gt; to continue, or q &lt;return&gt;</text:p>
      <text:p text:style-name="P2">explode_bomb&gt;</text:p>
      <text:p text:style-name="P2"><text:s text:c="3"/>0x08048bf4 &lt;+92&gt;:<text:tab/>jmp <text:s text:c="3"/>0x8048c8f &lt;phase_3+247&gt;</text:p>
      <text:p text:style-name="P2"><text:s text:c="3"/>0x08048bf9 &lt;+97&gt;:<text:tab/>lea <text:s text:c="3"/>0x0(%esi,%eiz,1),%esi</text:p>
      <text:p text:style-name="P2"><text:s text:c="3"/>0x08048c00 &lt;+104&gt;:<text:tab/>mov <text:s text:c="3"/>$0x62,%bl</text:p>
      <text:p text:style-name="P2"><text:s text:c="3"/>0x08048c02 &lt;+106&gt;:<text:tab/>cmpl <text:s text:c="2"/>$0xd6,-0x4(%ebp)</text:p>
      <text:p text:style-name="P2"><text:s text:c="3"/>0x08048c09 &lt;+113&gt;:<text:tab/>je <text:s text:c="4"/>0x8048c8f &lt;phase_3+247&gt;</text:p>
      <text:p text:style-name="P2"><text:s text:c="3"/>0x08048c0f &lt;+119&gt;:<text:tab/>call <text:s text:c="2"/>0x80494fc &lt;explode_bomb&gt;</text:p>
      <text:p text:style-name="P2"><text:s text:c="3"/>0x08048c14 &lt;+124&gt;:<text:tab/>jmp <text:s text:c="3"/>0x8048c8f &lt;phase_3+247&gt;</text:p>
      <text:p text:style-name="P2"><text:s text:c="3"/>0x08048c16 &lt;+126&gt;:<text:tab/>mov <text:s text:c="3"/>$0x62,%bl</text:p>
      <text:p text:style-name="P2">&gt; to quit---urn&gt; to continue, or q &lt;return&gt;</text:p>
      <text:p text:style-name="P2"><text:s text:c="3"/>0x08048c18 &lt;+128&gt;:<text:tab/>cmpl <text:s text:c="2"/>$0x2f3,-0x4(%ebp)</text:p>
      <text:p text:style-name="P2"><text:s text:c="3"/>0x08048c1f &lt;+135&gt;:<text:tab/>je <text:s text:c="4"/>0x8048c8f &lt;phase_3+247&gt;</text:p>
      <text:p text:style-name="P2"><text:s text:c="3"/>0x08048c21 &lt;+137&gt;:<text:tab/>call <text:s text:c="2"/>0x80494fc &lt;explode_bomb&gt;</text:p>
      <text:p text:style-name="P2"><text:s text:c="3"/>0x08048c26 &lt;+142&gt;:<text:tab/>jmp <text:s text:c="3"/>0x8048c8f &lt;phase_3+247&gt;</text:p>
      <text:p text:style-name="P2"><text:s text:c="3"/>0x08048c28 &lt;+144&gt;:<text:tab/>mov <text:s text:c="3"/>$0x6b,%bl</text:p>
      <text:p text:style-name="P2"><text:s text:c="3"/>0x08048c2a &lt;+146&gt;:<text:tab/>cmpl <text:s text:c="2"/>$0xfb,-0x4(%ebp)</text:p>
      <text:p text:style-name="P2"><text:s text:c="3"/>0x08048c31 &lt;+153&gt;:<text:tab/>je <text:s text:c="4"/>0x8048c8f &lt;phase_3+247&gt;</text:p>
      <text:p text:style-name="P2"><text:s text:c="3"/>0x08048c33 &lt;+155&gt;:<text:tab/>call <text:s text:c="2"/>0x80494fc &lt;explode_bomb&gt;</text:p>
      <text:p text:style-name="P2">&gt; to quit---urn&gt; to continue, or q &lt;return&gt;</text:p>
      <text:p text:style-name="P2"><text:s text:c="3"/>0x08048c38 &lt;+160&gt;:<text:tab/>jmp <text:s text:c="3"/>0x8048c8f &lt;phase_3+247&gt;</text:p>
      <text:p text:style-name="P2"><text:s text:c="3"/>0x08048c3a &lt;+162&gt;:<text:tab/>lea <text:s text:c="3"/>0x0(%esi),%esi</text:p>
      <text:p text:style-name="P2"><text:s text:c="3"/>0x08048c40 &lt;+168&gt;:<text:tab/>mov <text:s text:c="3"/>$0x6f,%bl</text:p>
      <text:p text:style-name="P2"><text:s text:c="3"/>0x08048c42 &lt;+170&gt;:<text:tab/>cmpl <text:s text:c="2"/>$0xa0,-0x4(%ebp)</text:p>
      <text:p text:style-name="P2"><text:s text:c="3"/>0x08048c49 &lt;+177&gt;:<text:tab/>je <text:s text:c="4"/>0x8048c8f &lt;phase_3+247&gt;</text:p>
      <text:p text:style-name="P2"><text:s text:c="3"/>0x08048c4b &lt;+179&gt;:<text:tab/>call <text:s text:c="2"/>0x80494fc &lt;explode_bomb&gt;</text:p>
      <text:p text:style-name="P2"><text:s text:c="3"/>0x08048c50 &lt;+184&gt;:<text:tab/>jmp <text:s text:c="3"/>0x8048c8f &lt;phase_3+247&gt;</text:p>
      <text:p text:style-name="P2"><text:s text:c="3"/>0x08048c52 &lt;+186&gt;:<text:tab/>mov <text:s text:c="3"/>$0x74,%bl</text:p>
      <text:p text:style-name="P2">&gt; to quit---4 &lt;+188&gt;:<text:tab/>cmpl <text:s text:c="2"/>$0x1ca,-0x4---Type &lt;return&gt; to continue, or q &lt;return&gt;</text:p>
      <text:p text:style-name="P2">(%ebp)</text:p>
      <text:p text:style-name="P2"><text:soft-page-break/><text:s text:c="3"/>0x08048c5b &lt;+195&gt;:<text:tab/>je <text:s text:c="4"/>0x8048c8f &lt;phase_3+247&gt;</text:p>
      <text:p text:style-name="P2"><text:s text:c="3"/>0x08048c5d &lt;+197&gt;:<text:tab/>call <text:s text:c="2"/>0x80494fc &lt;explode_bomb&gt;</text:p>
      <text:p text:style-name="P2"><text:s text:c="3"/>0x08048c62 &lt;+202&gt;:<text:tab/>jmp <text:s text:c="3"/>0x8048c8f &lt;phase_3+247&gt;</text:p>
      <text:p text:style-name="P2"><text:s text:c="3"/>0x08048c64 &lt;+204&gt;:<text:tab/>mov <text:s text:c="3"/>$0x76,%bl</text:p>
      <text:p text:style-name="P2"><text:s text:c="3"/>0x08048c66 &lt;+206&gt;:<text:tab/>cmpl <text:s text:c="2"/>$0x30c,-0x4(%ebp)</text:p>
      <text:p text:style-name="P2"><text:s text:c="3"/>0x08048c6d &lt;+213&gt;:<text:tab/>je <text:s text:c="4"/>0x8048c8f &lt;phase_3+247&gt;</text:p>
      <text:p text:style-name="P2"><text:s text:c="3"/>0x08048c6f &lt;+215&gt;:<text:tab/>call <text:s text:c="2"/>0x80494fc &lt;explode_bomb&gt;</text:p>
      <text:p text:style-name="P2">&gt; to quit---4 &lt;+220&gt;:<text:tab/>jmp <text:s text:c="3"/>0x8048c8f &lt;---Type &lt;return&gt; to continue, or q &lt;return&gt;</text:p>
      <text:p text:style-name="P2">phase_3+247&gt;</text:p>
      <text:p text:style-name="P2"><text:s text:c="3"/>0x08048c76 &lt;+222&gt;:<text:tab/>mov <text:s text:c="3"/>$0x62,%bl</text:p>
      <text:p text:style-name="P2"><text:s text:c="3"/>0x08048c78 &lt;+224&gt;:<text:tab/>cmpl <text:s text:c="2"/>$0x20c,-0x4(%ebp)</text:p>
      <text:p text:style-name="P2"><text:s text:c="3"/>0x08048c7f &lt;+231&gt;:<text:tab/>je <text:s text:c="4"/>0x8048c8f &lt;phase_3+247&gt;</text:p>
      <text:p text:style-name="P2"><text:s text:c="3"/>0x08048c81 &lt;+233&gt;:<text:tab/>call <text:s text:c="2"/>0x80494fc &lt;explode_bomb&gt;</text:p>
      <text:p text:style-name="P2"><text:s text:c="3"/>0x08048c86 &lt;+238&gt;:<text:tab/>jmp <text:s text:c="3"/>0x8048c8f &lt;phase_3+247&gt;</text:p>
      <text:p text:style-name="P2"><text:s text:c="3"/>0x08048c88 &lt;+240&gt;:<text:tab/>mov <text:s text:c="3"/>$0x78,%bl</text:p>
      <text:p text:style-name="P2"><text:s text:c="3"/>0x08048c8a &lt;+242&gt;:<text:tab/>call <text:s text:c="2"/>0x80494fc &lt;explode_bomb&gt;</text:p>
      <text:p text:style-name="P2"><text:s text:c="3"/>0x08048c8f &lt;+247&gt;:<text:tab/>cmp <text:s text:c="3"/>-0x5(%ebp),%bl</text:p>
      <text:p text:style-name="P2">&gt; to quit---urn&gt; to continue, or q &lt;return&gt;</text:p>
      <text:p text:style-name="P2"><text:s text:c="3"/>0x08048c92 &lt;+250&gt;:<text:tab/>je <text:s text:c="4"/>0x8048c99 &lt;phase_3+257&gt;</text:p>
      <text:p text:style-name="P2"><text:s text:c="3"/>0x08048c94 &lt;+252&gt;:<text:tab/>call <text:s text:c="2"/>0x80494fc &lt;explode_bomb&gt;</text:p>
      <text:p text:style-name="P2"><text:s text:c="3"/>0x08048c99 &lt;+257&gt;:<text:tab/>mov <text:s text:c="3"/>-0x18(%ebp),%ebx</text:p>
      <text:p text:style-name="P2"><text:s text:c="3"/>0x08048c9c &lt;+260&gt;:<text:tab/>mov <text:s text:c="3"/>%ebp,%esp</text:p>
      <text:p text:style-name="P2"><text:s text:c="3"/>0x08048c9e &lt;+262&gt;:<text:tab/>pop <text:s text:c="3"/>%ebp</text:p>
      <text:p text:style-name="P2"><text:s text:c="3"/>0x08048c9f &lt;+263&gt;:<text:tab/>ret <text:s text:c="3"/></text:p>
      <text:p text:style-name="P2">End of assembler dump.</text:p>
      <text:p text:style-name="P2">(gdb) </text:p>
      <text:p text:style-name="P2">(gdb) print 0x80497e8</text:p>
      <text:p text:style-name="P2">$27 = 134518760</text:p>
      <text:p text:style-name="P2">(gdb) print *0x80497e8</text:p>
      <text:p text:style-name="P2">$28 = 134515680</text:p>
      <text:p text:style-name="P2">(gdb) print 0x80497e8</text:p>
      <text:p text:style-name="P2">$29 = 134518760</text:p>
      <text:p text:style-name="P2">(gdb) print \x 0x80497e8</text:p>
      <text:p text:style-name="P2">Invalid character '\' in expression.</text:p>
      <text:p text:style-name="P2">(gdb) print /x 0x80497e8</text:p>
      <text:p text:style-name="P2">$30 = 0x80497e8</text:p>
      <text:p text:style-name="P2">(gdb) print /x *0x80497e8</text:p>
      <text:p text:style-name="P2">$31 = 0x8048be0</text:p>
      <text:p text:style-name="P2">(gdb) print /x *(0x80497e8+4)</text:p>
      <text:p text:style-name="P2">$32 = 0x8048c00</text:p>
      <text:p text:style-name="P2">(gdb) print /x *(0x80497e8+8)</text:p>
      <text:p text:style-name="P2">$33 = 0x8048c16</text:p>
      <text:p text:style-name="P2">(gdb) print /x *(0x80497e8+16)</text:p>
      <text:p text:style-name="P2">$34 = 0x8048c40</text:p>
      <text:p text:style-name="P2">(gdb) print /x *(0x80497e8+12)</text:p>
      <text:p text:style-name="P2">$35 = 0x8048c28</text:p>
      <text:p text:style-name="P2">(gdb) print /x *(0x80497e8+16)</text:p>
      <text:p text:style-name="P2">$36 = 0x8048c40</text:p>
      <text:p text:style-name="P2">(gdb) print /x *(0x80497e8+20)</text:p>
      <text:p text:style-name="P2"><text:soft-page-break/>$37 = 0x8048c52</text:p>
      <text:p text:style-name="P2">(gdb) print /x *(0x80497e8+25)</text:p>
      <text:p text:style-name="P2">$38 = 0x7608048c</text:p>
      <text:p text:style-name="P2">(gdb) print /x *(0x80497e8+30)</text:p>
      <text:p text:style-name="P2">$39 = 0x64250804</text:p>
      <text:p text:style-name="P2">(gdb) print /x *(0x80497e8+35)</text:p>
      <text:p text:style-name="P2">$40 = 0x6e616967</text:p>
      <text:p text:style-name="P2">(gdb) print /x *(0x80497e8+24)</text:p>
      <text:p text:style-name="P2">$41 = 0x8048c64</text:p>
      <text:p text:style-name="P2">(gdb) print /x *(0x80497e8+28)</text:p>
      <text:p text:style-name="P2">$42 = 0x8048c76</text:p>
      <text:p text:style-name="P2">(gdb) print /x *(0x80497e8+32)</text:p>
      <text:p text:style-name="P2">$43 = 0x67006425</text:p>
      <text:p text:style-name="P2">(gdb) print /x *(0x80497e8+36)</text:p>
      <text:p text:style-name="P2">$44 = 0x746e6169</text:p>
      <text:p text:style-name="P2">(gdb) print /x *(0x80497e8+40)</text:p>
      <text:p text:style-name="P2">$45 = 0x73</text:p>
      <text:p text:style-name="P2">(gdb) print /x *(0x80497e8+40)</text:p>
      <text:p text:style-name="P2">$46 = 0x73</text:p>
      <text:p text:style-name="P2">(gdb) print /x *(0x80497e8+41)</text:p>
      <text:p text:style-name="P2">$47 = 0x0</text:p>
      <text:p text:style-name="P2">(gdb) print *(int *) $ebp-0xc</text:p>
      <text:p text:style-name="P2">$48 = -1073745668</text:p>
      <text:p text:style-name="P2">(gdb) print $ebp-0xc</text:p>
      <text:p text:style-name="P2">$49 = (void *) 0xbffff0cc</text:p>
      <text:p text:style-name="P2">(gdb) print 0xbffff0cc</text:p>
      <text:p text:style-name="P2">$50 = 3221221580</text:p>
      <text:p text:style-name="P2">(gdb) print *0xbffff0cc</text:p>
      <text:p text:style-name="P2">$51 = 134517256</text:p>
      <text:p text:style-name="P2">(gdb) r</text:p>
      <text:p text:style-name="P2">The program being debugged has been started already.</text:p>
      <text:p text:style-name="P2">Start it from the beginning? (y or n) y</text:p>
      <text:p text:style-name="P2"></text:p>
      <text:p text:style-name="P2">Starting program: /home/chenzhongyu/Desktop/lab2/bomb </text:p>
      <text:p text:style-name="P2">Welcome to my fiendish little bomb. You have 6 phases with</text:p>
      <text:p text:style-name="P2">which to blow yourself up. Have a nice day!</text:p>
      <text:p text:style-name="P2">Public speaking is very easy.</text:p>
      <text:p text:style-name="P2">Phase 1 defused. How about the next one?</text:p>
      <text:p text:style-name="P2">1 2 6 24 120 720</text:p>
      <text:p text:style-name="P2"></text:p>
      <text:p text:style-name="P2">Breakpoint 2, 0x08048b50 in phase_2 ()</text:p>
      <text:p text:style-name="P2">(gdb) continue</text:p>
      <text:p text:style-name="P2">Continuing.</text:p>
      <text:p text:style-name="P2">That's number 2. <text:s/>Keep going!</text:p>
      <text:p text:style-name="P2">0 0x71 0x309</text:p>
      <text:p text:style-name="P2"></text:p>
      <text:p text:style-name="P2">Breakpoint 4, 0x08048b9f in phase_3 ()</text:p>
      <text:p text:style-name="P2">(gdb) continue</text:p>
      <text:p text:style-name="P2">Continuing.</text:p>
      <text:p text:style-name="P2"><text:soft-page-break/></text:p>
      <text:p text:style-name="P2">BOOM!!!</text:p>
      <text:p text:style-name="P2">The bomb has blown up.</text:p>
      <text:p text:style-name="P2">[Inferior 1 (process 6068) exited with code 010]</text:p>
      <text:p text:style-name="P2">(gdb) delete</text:p>
      <text:p text:style-name="P2">Delete all breakpoints? (y or n) y</text:p>
      <text:p text:style-name="P2">(gdb) r</text:p>
      <text:p text:style-name="P2"></text:p>
      <text:p text:style-name="P2">Starting program: /home/chenzhongyu/Desktop/lab2/bomb </text:p>
      <text:p text:style-name="P2">Welcome to my fiendish little bomb. You have 6 phases with</text:p>
      <text:p text:style-name="P2">which to blow yourself up. Have a nice day!</text:p>
      <text:p text:style-name="P2">Public speaking is very easy.</text:p>
      <text:p text:style-name="P2">Phase 1 defused. How about the next one?</text:p>
      <text:p text:style-name="P2">1 2 6 24 120 720</text:p>
      <text:p text:style-name="P2">That's number 2. <text:s/>Keep going!</text:p>
      <text:p text:style-name="P2">0 q 0x309</text:p>
      <text:p text:style-name="P2"></text:p>
      <text:p text:style-name="P2">BOOM!!!</text:p>
      <text:p text:style-name="P2">The bomb has blown up.</text:p>
      <text:p text:style-name="P2">[Inferior 1 (process 6124) exited with code 010]</text:p>
      <text:p text:style-name="P2">(gdb) print /d ox309</text:p>
      <text:p text:style-name="P2">No symbol "ox309" in current context.</text:p>
      <text:p text:style-name="P2">(gdb) print /d 0x309</text:p>
      <text:p text:style-name="P2">$52 = 777</text:p>
      <text:p text:style-name="P2">(gdb) print /c 0x71</text:p>
      <text:p text:style-name="P2">$53 = 113 'q'</text:p>
      <text:p text:style-name="P2">(gdb) r</text:p>
      <text:p text:style-name="P2">Starting program: /home/chenzhongyu/Desktop/lab2/bomb </text:p>
      <text:p text:style-name="P2">Welcome to my fiendish little bomb. You have 6 phases with</text:p>
      <text:p text:style-name="P2">which to blow yourself up. Have a nice day!</text:p>
      <text:p text:style-name="P2">Public speaking is very easy.</text:p>
      <text:p text:style-name="P2">Phase 1 defused. How about the next one?</text:p>
      <text:p text:style-name="P2">1 2 6 24 120 720</text:p>
      <text:p text:style-name="P2">That's number 2. <text:s/>Keep going!</text:p>
      <text:p text:style-name="P2">0 q 777</text:p>
      <text:p text:style-name="P2">Halfway there!</text:p>
      <text:p text:style-name="P2"></text:p>
      <text:p text:style-name="P2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23:16:33.508571656</meta:creation-date>
    <dc:date>2017-10-21T23:56:25.151645679</dc:date>
    <meta:editing-duration>PT24M41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1" meta:paragraph-count="522" meta:word-count="2413" meta:character-count="20004" meta:non-whitespace-character-count="15869"/>
  </office:meta>
</office:document-meta>
</file>